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ONTRERAS SULCA, KATHERIN LISSETH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NTRERAS SULCA, KATHERIN LISSETH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FR.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7:06:2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